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c3cb3" officeooo:paragraph-rsid="000c3cb3"/>
    </style:style>
    <style:style style:name="P2" style:family="paragraph" style:parent-style-name="Standard">
      <style:text-properties style:text-underline-style="none" officeooo:rsid="000dfa43" officeooo:paragraph-rsid="000dfa43"/>
    </style:style>
    <style:style style:name="P3" style:family="paragraph" style:parent-style-name="Standard">
      <style:text-properties style:text-underline-style="none" officeooo:rsid="000e8959" officeooo:paragraph-rsid="000e8959"/>
    </style:style>
    <style:style style:name="T1" style:family="text">
      <style:text-properties officeooo:rsid="000e4a69"/>
    </style:style>
    <style:style style:name="T2" style:family="text">
      <style:text-properties officeooo:rsid="00116a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4-Enero-2018;<text:tab/>22:53</text:p>
      <text:p text:style-name="P1">He creado un par de estructuras como ideas fundamentales del proceso que debo diseñar.</text:p>
      <text:p text:style-name="P2">Me parece que debo entender en primer lugar, el comportamiento de un <text:span text:style-name="T1">calendarizador</text:span> de tareas como lo he programado y las alternativas existentes.</text:p>
      <text:p text:style-name="P3">Conociendo a fondo la variedad de formas existentes para resolver el mismo problema, <text:span text:style-name="T2">intentaré implementar la mejor y/o más sencilla forma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22:52:59.328921868</meta:creation-date>
    <dc:date>2018-01-24T22:55:33.408823884</dc:date>
    <meta:editing-duration>PT2M31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60" meta:character-count="391" meta:non-whitespace-character-count="335"/>
  </office:meta>
</office:document-meta>
</file>